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679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7.382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0.393cm"/>
    </style:style>
    <style:style style:name="co15" style:family="table-column">
      <style:table-column-properties fo:break-before="auto" style:column-width="11.513cm"/>
    </style:style>
    <style:style style:name="co16" style:family="table-column">
      <style:table-column-properties fo:break-before="auto" style:column-width="0.767cm"/>
    </style:style>
    <style:style style:name="co17" style:family="table-column">
      <style:table-column-properties fo:break-before="auto" style:column-width="0.743cm"/>
    </style:style>
    <style:style style:name="co18" style:family="table-column">
      <style:table-column-properties fo:break-before="auto" style:column-width="1.635cm"/>
    </style:style>
    <style:style style:name="co19" style:family="table-column">
      <style:table-column-properties fo:break-before="auto" style:column-width="0.891cm"/>
    </style:style>
    <style:style style:name="co20" style:family="table-column">
      <style:table-column-properties fo:break-before="auto" style:column-width="6.288cm"/>
    </style:style>
    <style:style style:name="co21" style:family="table-column">
      <style:table-column-properties fo:break-before="auto" style:column-width="2.773cm"/>
    </style:style>
    <style:style style:name="co22" style:family="table-column">
      <style:table-column-properties fo:break-before="auto" style:column-width="8.467cm"/>
    </style:style>
    <style:style style:name="co23" style:family="table-column">
      <style:table-column-properties fo:break-before="auto" style:column-width="3.863cm"/>
    </style:style>
    <style:style style:name="co24" style:family="table-column">
      <style:table-column-properties fo:break-before="auto" style:column-width="12.5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1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10d0c"/>
    </style:style>
    <style:style style:name="ce15" style:family="table-cell" style:parent-style-name="Default">
      <style:table-cell-properties fo:background-color="#dddddd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ff38"/>
    </style:style>
    <style:style style:name="ce3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ff38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d62e4e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c9211e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d62e4e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52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972f"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size="10pt" style:font-size-asian="10pt" style:font-size-complex="10pt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solid" style:text-overline-width="auto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size="10pt" style:font-size-asian="10pt" style:font-size-complex="10pt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number-columns-repeated="1014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4" table:number-columns-repeated="4"/>
          <table:table-cell table:style-name="ce11"/>
          <table:table-cell table:style-name="ce16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2 Slaves selection</text:p>
          </table:table-cell>
          <table:table-cell table:style-name="ce4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4" table:number-columns-repeated="4"/>
          <table:table-cell table:style-name="ce12"/>
          <table:table-cell table:style-name="ce16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B1.<text:span text:style-name="T1">B0</text:span>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/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7"/>
          <table:table-cell table:number-columns-repeated="101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2" table:number-rows-spanned="1">
            <text:p>B0</text:p>
          </table:table-cell>
          <table:covered-table-cell table:style-name="ce16"/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7"/>
          <table:table-cell table:style-name="ce1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6"/>
          <table:table-cell table:style-name="ce6" office:value-type="string" calcext:value-type="string" table:number-columns-spanned="1" table:number-rows-spanned="2">
            <text:p>B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0</text:p>
          </table:table-cell>
          <table:table-cell table:number-columns-repeated="1012"/>
        </table:table-row>
        <table:table-row table:style-name="ro1">
          <table:table-cell table:style-name="ce16" table:number-columns-repeated="6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 table:style-name="ce16" table:number-columns-repeated="12"/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3_Slaves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0" table:default-cell-style-name="ce3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6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1">B2</text:span>.B1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9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7"/>
          <table:table-cell table:style-name="ce6" office:value-type="string" calcext:value-type="string" table:number-columns-spanned="1" table:number-rows-spanned="2">
            <text:p>B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1 = B2.<text:span text:style-name="T1">B1</text:span>.<text:span text:style-name="T1">B0</text:span></text:p>
          </table:table-cell>
          <table:table-cell table:number-columns-repeated="1009"/>
        </table:table-row>
        <table:table-row table:style-name="ro1">
          <table:table-cell table:style-name="ce16" table:number-columns-repeated="7"/>
          <table:covered-table-cell table:style-name="ce16"/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16" table:number-columns-repeated="15"/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4_Slaves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11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12" table:default-cell-style-name="ce3"/>
        <table:table-column table:style-name="co6" table:number-columns-repeated="1008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2"/>
          <table:table-cell table:style-name="ce16" table:number-columns-repeated="4"/>
          <table:table-cell table:style-name="ce11"/>
          <table:table-cell table:style-name="ce16" table:number-columns-repeated="8"/>
          <table:table-cell table:number-columns-repeated="1008"/>
        </table:table-row>
        <table:table-row table:style-name="ro1">
          <table:table-cell table:style-name="ce1" office:value-type="string" calcext:value-type="string">
            <text:p>4 Slaves selection</text:p>
          </table:table-cell>
          <table:table-cell table:style-name="ce1" table:number-columns-repeated="2"/>
          <table:table-cell table:style-name="ce16" table:number-columns-repeated="4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7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S0 = <text:span text:style-name="T2">B3</text:span>.<text:span text:style-name="T1">B2</text:span>.B1.<text:span text:style-name="T1">B0</text:span><text:span text:style-name="T3"> + 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number-columns-repeated="2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/>
          <table:table-cell table:style-name="ce16" office:value-type="string" calcext:value-type="string">
            <text:p>S1 = <text:span text:style-name="T1">B1</text:span>.<text:span text:style-name="T1">B0</text:span></text:p>
          </table:table-cell>
          <table:table-cell table:number-columns-repeated="1008"/>
        </table:table-row>
        <table:table-row table:style-name="ro1">
          <table:table-cell table:style-name="ce16" table:number-columns-repeated="8"/>
          <table:table-cell table:style-name="ce6" office:value-type="string" calcext:value-type="string" table:number-columns-spanned="1" table:number-rows-spanned="4">
            <text:p>B3B2</text:p>
          </table:table-cell>
          <table:table-cell table:style-name="ce6" office:value-type="string" calcext:value-type="string">
            <text:p>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style-name="ce16" table:number-columns-repeated="8"/>
          <table:covered-table-cell table:style-name="ce16"/>
          <table:table-cell table:style-name="ce6" office:value-type="string" calcext:value-type="string">
            <text:p>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8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/>
          <table:table-cell table:style-name="ce6" office:value-type="string" calcext:value-type="string">
            <text:p>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5_Slaves" table:style-name="ta1">
        <table:table-column table:style-name="co1" table:default-cell-style-name="ce3"/>
        <table:table-column table:style-name="co2" table:number-columns-repeated="8" table:default-cell-style-name="ce3"/>
        <table:table-column table:style-name="co3" table:default-cell-style-name="ce3"/>
        <table:table-column table:style-name="co1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4" table:default-cell-style-name="ce3"/>
        <table:table-column table:style-name="co12" table:default-cell-style-name="ce3"/>
        <table:table-column table:style-name="co6" table:number-columns-repeated="1006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3"/>
          <table:table-cell table:style-name="ce16" table:number-columns-repeated="5"/>
          <table:table-cell table:style-name="ce11"/>
          <table:table-cell table:style-name="ce16" table:number-columns-repeated="8"/>
          <table:table-cell table:number-columns-repeated="1006"/>
        </table:table-row>
        <table:table-row table:style-name="ro1">
          <table:table-cell table:style-name="ce1" office:value-type="string" calcext:value-type="string">
            <text:p>5 Slaves selection</text:p>
          </table:table-cell>
          <table:table-cell table:style-name="ce1" table:number-columns-repeated="3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9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0 = 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4</text:span><text:span text:style-name="T7">.</text:span><text:span text:style-name="T3">B3.</text:span><text:span text:style-name="T1">B2</text:span><text:span text:style-name="T3">.</text:span><text:span text:style-name="T1">B1</text:span><text:span text:style-name="T3">.</text:span>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0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8">S1 = </text:span><text:span text:style-name="T9">B4</text:span><text:span text:style-name="T8">.</text:span><text:span text:style-name="T1">B1</text:span>.<text:span text:style-name="T1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<text:span text:style-name="T4">S2 = 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6"/>
        </table:table-row>
        <table:table-row table:style-name="ro1">
          <table:table-cell table:style-name="ce16" table:number-columns-repeated="10"/>
          <table:table-cell table:style-name="Default" table:number-columns-repeated="6"/>
          <table:table-cell table:style-name="ce16" table:number-columns-repeated="2"/>
          <table:table-cell table:number-columns-repeated="1006"/>
        </table:table-row>
        <table:table-row table:style-name="ro1">
          <table:table-cell table:number-columns-repeated="10"/>
          <table:table-cell table:style-name="ce14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10"/>
          <table:table-cell table:style-name="ce32" office:value-type="string" calcext:value-type="string">
            <text:p>S1</text:p>
          </table:table-cell>
          <table:table-cell table:style-name="ce16"/>
          <table:table-cell table:style-name="ce6" office:value-type="string" calcext:value-type="string" table:number-columns-spanned="4" table:number-rows-spanned="1">
            <text:p>B1B0</text:p>
          </table:table-cell>
          <table:covered-table-cell table:number-columns-repeated="3" table:style-name="ce16"/>
          <table:table-cell table:number-columns-repeated="1008"/>
        </table:table-row>
        <table:table-row table:style-name="ro1"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" office:value-type="string" calcext:value-type="string" table:number-columns-spanned="1" table:number-rows-spanned="8">
            <text:p>B4B3B2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/>
          <table:table-cell table:style-name="ce6" office:value-type="string" calcext:value-type="string">
            <text:p>0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1" office:value-type="string" calcext:value-type="string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naugh_6_Slaves" table:style-name="ta1">
        <table:table-column table:style-name="co15" table:default-cell-style-name="ce3"/>
        <table:table-column table:style-name="co16" table:number-columns-repeated="6" table:default-cell-style-name="ce3"/>
        <table:table-column table:style-name="co17" table:number-columns-repeated="3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default-cell-style-name="ce3"/>
        <table:table-column table:style-name="co18" table:default-cell-style-name="ce3"/>
        <table:table-column table:style-name="co19" table:number-columns-repeated="9" table:default-cell-style-name="ce3"/>
        <table:table-column table:style-name="co6" table:number-columns-repeated="992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4"/>
          <table:table-cell table:style-name="ce16" table:number-columns-repeated="5"/>
          <table:table-cell table:style-name="ce11"/>
          <table:table-cell table:style-name="ce16" table:number-columns-repeated="10"/>
          <table:table-cell table:style-name="Default" table:number-columns-repeated="11"/>
          <table:table-cell table:number-columns-repeated="992"/>
        </table:table-row>
        <table:table-row table:style-name="ro2">
          <table:table-cell table:style-name="ce1" office:value-type="string" calcext:value-type="string">
            <text:p>6 Slaves selection</text:p>
          </table:table-cell>
          <table:table-cell table:style-name="ce1" table:number-columns-repeated="4"/>
          <table:table-cell table:style-name="ce16" table:number-columns-repeated="5"/>
          <table:table-cell table:style-name="ce12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style-name="Default"/>
          <table:table-cell table:style-name="ce13" office:value-type="string" calcext:value-type="string">
            <text:p>S0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 table:number-columns-repeated="10"/>
          <table:table-cell table:style-name="ce12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Default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Default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  <table:table-cell table:style-name="ce16" table:number-columns-repeated="4"/>
          <table:table-cell table:style-name="Default"/>
          <table:table-cell table:number-columns-repeated="1002"/>
        </table:table-row>
        <table:table-row table:style-name="ro1">
          <table:table-cell table:number-columns-repeated="11"/>
          <table:table-cell table:style-name="ce38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42" office:value-type="string" calcext:value-type="string">
            <text:p>S1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number-columns-repeated="11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number-columns-repeated="11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7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8">S0 = </text:span><text:span text:style-name="T9">B5</text:span><text:span text:style-name="T8">.</text:span><text:span text:style-name="T5">B4</text:span><text:span text:style-name="T4">.</text:span><text:span text:style-name="T5">B3</text:span><text:span text:style-name="T4">.</text:span><text:span text:style-name="T6">B2</text:span><text:span text:style-name="T4">.B1.</text:span><text:span text:style-name="T6">B0</text:span><text:span text:style-name="T7"> + </text:span><text:span text:style-name="T6">B5</text:span><text:span text:style-name="T7">.</text:span><text:span text:style-name="T6">B4</text:span><text:span text:style-name="T7">.B3.</text:span><text:span text:style-name="T6">B2</text:span><text:span text:style-name="T7">.</text:span><text:span text:style-name="T6">B1</text:span><text:span text:style-name="T7">.</text:span><text:span text:style-name="T6">B0 </text:span><text:span text:style-name="T7">+ B5.</text:span><text:span text:style-name="T6">B4</text:span><text:span text:style-name="T7">.</text:span><text:span text:style-name="T6">B3</text:span><text:span text:style-name="T7">.</text:span><text:span text:style-name="T6">B2</text:span><text:span text:style-name="T7">.</text:span><text:span text:style-name="T6">B1</text:span><text:span text:style-name="T7">.</text:span><text:span text:style-name="T6">B0</text:span></text:p>
          </table:table-cell>
          <table:table-cell table:number-columns-repeated="10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41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8">S1 = </text:span><text:span text:style-name="T9">B5</text:span><text:span text:style-name="T8">.</text:span><text:span text:style-name="T9">B4</text:span><text:span text:style-name="T8">.</text:span><text:span text:style-name="T9">B3</text:span><text:span text:style-name="T8">.B2.</text:span><text:span text:style-name="T9">B1</text:span><text:span text:style-name="T8">.</text:span><text:span text:style-name="T9">B0</text:span><text:span text:style-name="T8"> + </text:span><text:span text:style-name="T9">B5</text:span><text:span text:style-name="T8">.</text:span><text:span text:style-name="T9">B4</text:span><text:span text:style-name="T8">.B3.</text:span><text:span text:style-name="T9">B2</text:span><text:span text:style-name="T8">.</text:span><text:span text:style-name="T9">B1</text:span><text:span text:style-name="T8">.</text:span><text:span text:style-name="T9">B0 </text:span></text:p>
          </table:table-cell>
          <table:table-cell table:number-columns-repeated="10"/>
          <table:table-cell table:style-name="Default" table:number-columns-repeated="6"/>
          <table:table-cell table:number-columns-repeated="1007"/>
        </table:table-row>
        <table:table-row table:style-name="ro1">
          <table:table-cell table:style-name="ce16"/>
          <table:table-cell table:number-columns-repeated="10"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/>
          <table:table-cell table:style-name="ce39" office:value-type="string" calcext:value-type="string">
            <text:p>S2</text:p>
          </table:table-cell>
          <table:table-cell table:style-name="ce16"/>
          <table:table-cell table:style-name="ce40" office:value-type="string" calcext:value-type="string" table:number-columns-spanned="8" table:number-rows-spanned="1">
            <text:p>B2B1B0</text:p>
          </table:table-cell>
          <table:covered-table-cell table:number-columns-repeated="7" table:style-name="ce16"/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/>
          <table:table-cell table:style-name="ce16"/>
          <table:table-cell table:style-name="ce15"/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10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100</text:p>
          </table:table-cell>
          <table:table-cell table:number-columns-repeated="992"/>
        </table:table-row>
        <table:table-row table:style-name="ro1">
          <table:table-cell table:style-name="ce16" office:value-type="string" calcext:value-type="string">
            <text:p><text:span text:style-name="T4">S2 = </text:span><text:span text:style-name="T5">B5</text:span><text:span text:style-name="T4">.</text:span><text:span text:style-name="T10">B4</text:span><text:span text:style-name="T4">.</text:span><text:span text:style-name="T5">B3</text:span><text:span text:style-name="T4">.</text:span><text:span text:style-name="T6">B2</text:span><text:span text:style-name="T4">.</text:span><text:span text:style-name="T5">B1</text:span><text:span text:style-name="T4">.</text:span><text:span text:style-name="T6">B0</text:span><text:span text:style-name="T7"> + B5.</text:span><text:span text:style-name="T6">B4</text:span><text:span text:style-name="T7">.</text:span><text:span text:style-name="T6">B3</text:span><text:span text:style-name="T7">.</text:span><text:span text:style-name="T6">B2</text:span><text:span text:style-name="T7">.</text:span><text:span text:style-name="T6">B1</text:span><text:span text:style-name="T7">.</text:span><text:span text:style-name="T6">B0</text:span></text:p>
          </table:table-cell>
          <table:table-cell table:number-columns-repeated="10"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1" table:number-rows-spanned="8">
            <text:p>B5B4B3</text:p>
          </table:table-cell>
          <table:table-cell table:style-name="ce6" office:value-type="string" calcext:value-type="string">
            <text:p>00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6"/>
          <table:table-cell table:number-columns-repeated="10"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ce16"/>
          <table:table-cell table:style-name="ce6" office:value-type="string" calcext:value-type="string">
            <text:p>0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ce16"/>
          <table:table-cell table:style-name="ce6" office:value-type="string" calcext:value-type="string">
            <text:p>01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0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/>
          <table:covered-table-cell table:style-name="Default"/>
          <table:table-cell table:style-name="ce6" office:value-type="string" calcext:value-type="string">
            <text:p>111</text:p>
          </table:table-cell>
          <table:table-cell table:number-columns-repeated="8" table:style-name="ce37" office:value-type="float" office:value="0" calcext:value-type="float">
            <text:p>0</text:p>
          </table:table-cell>
          <table:table-cell/>
          <table:covered-table-cell table:style-name="Default"/>
          <table:table-cell table:style-name="ce6" office:value-type="string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7" table:style-name="ce37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6">
          <table:table-cell table:number-columns-repeated="11"/>
          <table:table-cell table:style-name="Default" table:number-columns-repeated="10"/>
          <table:table-cell table:number-columns-repeated="100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Slaves" table:style-name="ta1">
        <table:table-column table:style-name="co6" table:default-cell-style-name="ce3"/>
        <table:table-column table:style-name="co16" table:default-cell-style-name="ce54"/>
        <table:table-column table:style-name="co17" table:number-columns-repeated="10" table:default-cell-style-name="ce54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6" table:number-columns-repeated="1007" table:default-cell-style-name="ce3"/>
        <table:table-row table:style-name="ro1">
          <table:table-cell office:value-type="string" calcext:value-type="string">
            <text:p>Minterms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Utilisation de l’algo Quine-McClus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²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Minterms for S0 : </text:p>
          </table:table-cell>
          <table:table-cell table:style-name="ce55" office:value-type="string" calcext:value-type="string">
            <text:p>M2, M8, M32</text:p>
          </table:table-cell>
          <table:table-cell table:style-name="ce55" office:value-type="string" calcext:value-type="string">
            <text:p>F = A'B'CD'E'F' + AB'C'D'E'F' + A'B'C'D'EF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Minterms for S1 :</text:p>
          </table:table-cell>
          <table:table-cell table:style-name="ce52" office:value-type="string" calcext:value-type="string">
            <text:p>M4, M8, M64</text:p>
          </table:table-cell>
          <table:table-cell table:style-name="ce52" office:value-type="string" calcext:value-type="string">
            <text:p>F = A'B'C'D'EF'G' + A'B'C'DE'F'G' + AB'C'D'E'F'G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6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number-columns-repeated="4"/>
          <table:table-cell table:style-name="ce53" office:value-type="string" calcext:value-type="string">
            <text:p>Minterns for S2 :</text:p>
          </table:table-cell>
          <table:table-cell table:style-name="ce53" office:value-type="string" calcext:value-type="string">
            <text:p>M16, M32, M64</text:p>
          </table:table-cell>
          <table:table-cell table:style-name="ce53" office:value-type="string" calcext:value-type="string">
            <text:p>F = AB'C'D'E'F'G' + A'B'CD'E'F'G' + A'BC'D'E'F'G'</text:p>
          </table:table-cell>
          <table:table-cell table:number-columns-repeated="1007"/>
        </table:table-row>
        <table:table-row table:style-name="ro1">
          <table:table-cell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number-columns-repeated="1014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8_Slaves" table:style-name="ta1">
        <table:table-column table:style-name="co6" table:default-cell-style-name="ce3"/>
        <table:table-column table:style-name="co16" table:default-cell-style-name="ce3"/>
        <table:table-column table:style-name="co16" table:default-cell-style-name="ce54"/>
        <table:table-column table:style-name="co17" table:number-columns-repeated="10" table:default-cell-style-name="ce54"/>
        <table:table-column table:style-name="co20" table:default-cell-style-name="ce3"/>
        <table:table-column table:style-name="co23" table:default-cell-style-name="ce3"/>
        <table:table-column table:style-name="co24" table:default-cell-style-name="ce3"/>
        <table:table-column table:style-name="co6" table:number-columns-repeated="1007" table:default-cell-style-name="ce3"/>
        <table:table-row table:style-name="ro1">
          <table:table-cell office:value-type="string" calcext:value-type="string">
            <text:p>Minterms</text:p>
          </table:table-cell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0</text:p>
          </table:table-cell>
          <table:table-cell table:style-name="ce36" office:value-type="string" calcext:value-type="string">
            <text:p>S2</text:p>
          </table:table-cell>
          <table:table-cell table:style-name="ce7" office:value-type="string" calcext:value-type="string">
            <text:p>S1</text:p>
          </table:table-cell>
          <table:table-cell table:style-name="ce9" office:value-type="string" calcext:value-type="string">
            <text:p>S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office:value-type="string" calcext:value-type="string">
            <text:p>Utilisation de l’algo Quine-McCluske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²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Minterms for S0 : </text:p>
          </table:table-cell>
          <table:table-cell table:style-name="ce55" office:value-type="string" calcext:value-type="string">
            <text:p>M2, M8, M32, m128</text:p>
          </table:table-cell>
          <table:table-cell table:style-name="ce55" office:value-type="string" calcext:value-type="string">
            <text:p>F = A'B'CD'E'F'G'H' + A'B'C'D'EF'G'H' + AB'C'D'E'F'G'H' + A'B'C'D'E'F'GH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3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2" office:value-type="string" calcext:value-type="string">
            <text:p>Minterms for S1 :</text:p>
          </table:table-cell>
          <table:table-cell table:style-name="ce52" office:value-type="string" calcext:value-type="string">
            <text:p>M4, M8, M64, m128</text:p>
          </table:table-cell>
          <table:table-cell table:style-name="ce52" office:value-type="string" calcext:value-type="string">
            <text:p>F = A'B'C'D'E'FG'H' + A'BC'D'E'F'G'H' + AB'C'D'E'F'G'H' + A'B'C'D'EF'G'H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12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Minterns for S2 :</text:p>
          </table:table-cell>
          <table:table-cell table:style-name="ce53" office:value-type="string" calcext:value-type="string">
            <text:p>M16, M32, M64, M128</text:p>
          </table:table-cell>
          <table:table-cell table:style-name="ce53" office:value-type="string" calcext:value-type="string">
            <text:p>F = A'BC'D'E'F'G'H' + A'B'C'DE'F'G'H' + A'B'CD'E'F'G'H' + AB'C'D'E'F'G'H'</text:p>
          </table:table-cell>
          <table:table-cell table:number-columns-repeated="1007"/>
        </table:table-row>
        <table:table-row table:style-name="ro1">
          <table:table-cell/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B</text:p>
          </table:table-cell>
          <table:table-cell table:style-name="ce55" office:value-type="string" calcext:value-type="string">
            <text:p>C</text:p>
          </table:table-cell>
          <table:table-cell table:style-name="ce55" office:value-type="string" calcext:value-type="string">
            <text:p>D</text:p>
          </table:table-cell>
          <table:table-cell table:style-name="ce55" office:value-type="string" calcext:value-type="string">
            <text:p>E</text:p>
          </table:table-cell>
          <table:table-cell table:style-name="ce55" office:value-type="string" calcext:value-type="string">
            <text:p>F</text:p>
          </table:table-cell>
          <table:table-cell table:style-name="ce55" office:value-type="string" calcext:value-type="string">
            <text:p>G</text:p>
          </table:table-cell>
          <table:table-cell table:style-name="ce55" office:value-type="string" calcext:value-type="string">
            <text:p>H</text:p>
          </table:table-cell>
          <table:table-cell table:number-columns-repeated="4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D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G</text:p>
          </table:table-cell>
          <table:table-cell table:style-name="ce52"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/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style-name="ce53" office:value-type="string" calcext:value-type="string">
            <text:p>G</text:p>
          </table:table-cell>
          <table:table-cell table:style-name="ce53" office:value-type="string" calcext:value-type="string">
            <text:p>H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26:25.710667966</meta:creation-date>
    <dc:date>2024-02-02T18:31:02.100742712</dc:date>
    <meta:editing-duration>PT3H36M6S</meta:editing-duration>
    <meta:editing-cycles>45</meta:editing-cycles>
    <meta:generator>LibreOffice/7.3.7.2$Linux_X86_64 LibreOffice_project/30$Build-2</meta:generator>
    <meta:document-statistic meta:table-count="7" meta:cell-count="1204" meta:object-count="0"/>
  </office:meta>
</office:document-meta>
</file>